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style:font-name="Courier 10 Pitch" officeooo:rsid="00068d46" officeooo:paragraph-rsid="00068d46"/>
    </style:style>
    <style:style style:name="P2" style:family="paragraph" style:parent-style-name="Standard">
      <style:paragraph-properties fo:margin-top="0.0791in" fo:margin-bottom="0.0791in" loext:contextual-spacing="false"/>
      <style:text-properties style:font-name="Courier 10 Pitch" fo:font-weight="bold" officeooo:rsid="00068d46" officeooo:paragraph-rsid="00068d46" style:font-weight-asian="bold" style:font-weight-complex="bold"/>
    </style:style>
    <style:style style:name="P3" style:family="paragraph" style:parent-style-name="Standard">
      <style:paragraph-properties fo:margin-top="0.0791in" fo:margin-bottom="0.0791in" loext:contextual-spacing="false"/>
      <style:text-properties style:font-name="Courier 10 Pitch" officeooo:rsid="000716db" officeooo:paragraph-rsid="000716db"/>
    </style:style>
    <style:style style:name="P4" style:family="paragraph" style:parent-style-name="Standard">
      <style:paragraph-properties fo:margin-top="0.0791in" fo:margin-bottom="0.0791in" loext:contextual-spacing="false" fo:break-before="page"/>
      <style:text-properties style:font-name="Courier 10 Pitch" fo:font-weight="bold" officeooo:rsid="000716db" officeooo:paragraph-rsid="000716db" style:font-weight-asian="bold" style:font-weight-complex="bold"/>
    </style:style>
    <style:style style:name="P5" style:family="paragraph" style:parent-style-name="Standard" style:list-style-name="L1">
      <style:paragraph-properties fo:margin-top="0in" fo:margin-bottom="0in" loext:contextual-spacing="false"/>
      <style:text-properties style:font-name="Courier 10 Pitch" officeooo:rsid="00068d46" officeooo:paragraph-rsid="00068d46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1a</text:p>
      <text:list xml:id="list1959645159183071562" text:style-name="L1">
        <text:list-item>
          <text:p text:style-name="P5">blau</text:p>
        </text:list-item>
        <text:list-item>
          <text:p text:style-name="P5">rot</text:p>
        </text:list-item>
        <text:list-item>
          <text:p text:style-name="P5">blau </text:p>
        </text:list-item>
        <text:list-item>
          <text:p text:style-name="P5">blau</text:p>
        </text:list-item>
        <text:list-item>
          <text:p text:style-name="P5">gelb</text:p>
        </text:list-item>
        <text:list-item>
          <text:p text:style-name="P5">blau</text:p>
        </text:list-item>
        <text:list-item>
          <text:p text:style-name="P5">gelb</text:p>
        </text:list-item>
        <text:list-item>
          <text:p text:style-name="P5">rot</text:p>
        </text:list-item>
        <text:list-item>
          <text:p text:style-name="P5">blau</text:p>
        </text:list-item>
      </text:list>
      <text:p text:style-name="P2">Aufgabe 1b</text:p>
      <text:p text:style-name="P1">Bei mehr als zwei Ländern wird es immer mindestens einen Punkt geben an denen die Grenzen von drei Ländern zusammen laufen. Zwei dieser Länder bekommen nun zwei verschiedene Farben; ein drittes Land ist nun sozusagen „eingeschlossen“ und braucht eine dritte Farbe (die von den zwei bereits genutzten verschieden ist).</text:p>
      <text:p text:style-name="P4">Aufgabe 3</text:p>
      <text:p text:style-name="P3">Fehler 1 in Zeile 13<text:line-break/>Begründung: Das Feld <text:span text:style-name="T1">i</text:span> aus Klasse <text:span text:style-name="T1">A</text:span> ist als <text:span text:style-name="T1">private</text:span> deklariert und ist deshalb nicht in der Kind-Klasse <text:span text:style-name="T1">B</text:span> zugreifbar.</text:p>
      <text:p text:style-name="P3">Fehler 2 in Zeile 21<text:line-break/>Begründung: Der in <text:span text:style-name="T1">B</text:span> deklarierte Konstruktor ist als <text:span text:style-name="T1">private</text:span> gekennzeichnet, wodurch er nicht durch einen Aufruf von <text:span text:style-name="T1">super(…)</text:span> in Klasse <text:span text:style-name="T1">C</text:span> aufgerufen werden kann.</text:p>
      <text:p text:style-name="P3">Fehler 3 in Zeile 12<text:line-break/>Begründung: Es wird mit dem Aufruf von <text:span text:style-name="T1">super()</text:span> versucht den Konstruktor der Basis-Klasse <text:span text:style-name="T1">A</text:span> ohne Parameter aufzurufen. Der einzige in <text:span text:style-name="T1">A</text:span> dekalrierte Konstruktor benötigt jedoch genau einen Parameter vom Typ <text:span text:style-name="T1">i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06:05.498195094</meta:creation-date>
    <dc:date>2017-12-27T16:23:39.607260043</dc:date>
    <meta:editing-duration>PT17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163" meta:character-count="949" meta:non-whitespace-character-count="810"/>
  </office:meta>
</office:document-meta>
</file>